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1-title-Slajd-tytułowy" presentation:presentation-page-layout-name="Master1-PPL1" draw:id="Slide-256">
        <draw:frame draw:id="id63" presentation:style-name="a362" draw:name="Tytuł 1" svg:x="1.66667in" svg:y="1.22743in" svg:width="10in" svg:height="2.61111in" presentation:class="title" presentation:placeholder="false">
          <draw:text-box>
            <text:p text:style-name="a361" text:class-names="" text:cond-style-name=""><text:span text:style-name="a360" text:class-names="">Ćwiczenie w grupach</text:span></text:p>
          </draw:text-box>
          <svg:title/>
          <svg:desc/>
        </draw:frame>
        <draw:frame draw:id="id64" presentation:style-name="a363" draw:name="Podtytuł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64" draw:master-page-name="Master1-Layout2-obj-Tytuł-i-zawartość" presentation:presentation-page-layout-name="Master1-PPL2" draw:id="Slide-257">
        <draw:frame draw:id="id65" presentation:style-name="a367" draw:name="Tytuł 1" svg:x="0.91667in" svg:y="0.39931in" svg:width="11.5in" svg:height="1.44965in" presentation:class="title" presentation:placeholder="false">
          <draw:text-box>
            <text:p text:style-name="a366" text:class-names="" text:cond-style-name=""><text:span text:style-name="a365" text:class-names="">Opis ćwiczenia</text:span></text:p>
          </draw:text-box>
          <svg:title/>
          <svg:desc/>
        </draw:frame>
        <draw:frame draw:id="id66" presentation:style-name="a400" draw:name="Symbol zastępczy zawartości 2" svg:x="0.91667in" svg:y="1.99653in" svg:width="11.5in" svg:height="4.75868in" presentation:class="outline" presentation:placeholder="false">
          <draw:text-box>
            <text:list text:style-name="a370">
              <text:list-item>
                <text:p text:style-name="a369" text:class-names="" text:cond-style-name=""><text:span text:style-name="a368" text:class-names="">Każda grupa dostaje kartkę z opisem działania funkcji</text:span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>Po kolei każda grupa będzie pełnić rolę podanej funkcji</text:span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>Celem pozostałych osób jest zbadanie funkcji:</text:span></text:p>
              </text:list-item>
            </text:list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Podawanie danych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p text:style-name="a381" text:class-names="" text:cond-style-name=""><text:span text:style-name="a380" text:class-names="">Zbieranie wyników</text:span></text:p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p text:style-name="a384" text:class-names="" text:cond-style-name=""><text:span text:style-name="a383" text:class-names="">Próba odgadnięcia typu danych i działania funkcji</text:span></text:p>
                  </text:list-item>
                </text:list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>Grupa aktywna (pełniąca rolę funkcji) ma za zadanie odpowiadać prawidłowo, zgodnie z podaną specyfikacją</text:span></text:p>
              </text:list-item>
            </text:list>
            <text:list text:style-name="a393">
              <text:list-item>
                <text:p text:style-name="a392" text:class-names="" text:cond-style-name=""><text:span text:style-name="a389" text:class-names="">Zakładamy, że dla niepoprawnych typów danych, grupa „</text:span><text:span text:style-name="a390" text:class-names="">pokazuje język”</text:span><text:span text:style-name="a391" text:class-names=""/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/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ytuj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9.03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Slajd-tytułowy" style:page-layout-name="pageLayout1" draw:style-name="a32">
      <draw:frame draw:id="id5" presentation:style-name="a35" draw:name="Tytuł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Kliknij, aby edytować styl</text:span></text:p>
        </draw:text-box>
        <svg:title/>
        <svg:desc/>
      </draw:frame>
      <draw:frame draw:id="id6" presentation:style-name="a38" draw:name="Podtytuł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Kliknij, aby edytować styl wzorca podtytułu</text:span></text:p>
        </draw:text-box>
        <svg:title/>
        <svg:desc/>
      </draw:frame>
      <draw:frame draw:id="id7" presentation:style-name="a43" draw:name="Symbol zastępczy daty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19.03.2018</text:date></text:span><text:span text:style-name="a41" text:class-names=""/></text:p>
        </draw:text-box>
        <svg:title/>
        <svg:desc/>
      </draw:frame>
      <draw:frame draw:id="id8" presentation:style-name="a46" draw:name="Symbol zastępczy stopki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ymbol zastępczy numeru slajdu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ytuł-i-zawartość" style:page-layout-name="pageLayout1" draw:style-name="a51">
      <draw:frame draw:id="id10" presentation:style-name="a54" draw:name="Tytuł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Kliknij, aby edytować styl</text:span></text:p>
        </draw:text-box>
        <svg:title/>
        <svg:desc/>
      </draw:frame>
      <draw:frame draw:id="id11" presentation:style-name="a70" draw:name="Symbol zastępczy zawartości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ytuj style wzorca tekstu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Drugi poziom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Symbol zastępczy daty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9.03.2018</text:date></text:span><text:span text:style-name="a73" text:class-names=""/></text:p>
        </draw:text-box>
        <svg:title/>
        <svg:desc/>
      </draw:frame>
      <draw:frame draw:id="id13" presentation:style-name="a78" draw:name="Symbol zastępczy stopki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ymbol zastępczy numeru slajdu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Nagłówek-sekcji" style:page-layout-name="pageLayout1" draw:style-name="a83">
      <draw:frame draw:id="id15" presentation:style-name="a86" draw:name="Tytuł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Kliknij, aby edytować styl</text:span></text:p>
        </draw:text-box>
        <svg:title/>
        <svg:desc/>
      </draw:frame>
      <draw:frame draw:id="id16" presentation:style-name="a90" draw:name="Symbol zastępczy tekstu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ytuj style wzorca tekstu</text:span></text:p>
            </text:list-item>
          </text:list>
        </draw:text-box>
        <svg:title/>
        <svg:desc/>
      </draw:frame>
      <draw:frame draw:id="id17" presentation:style-name="a95" draw:name="Symbol zastępczy daty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9.03.2018</text:date></text:span><text:span text:style-name="a93" text:class-names=""/></text:p>
        </draw:text-box>
        <svg:title/>
        <svg:desc/>
      </draw:frame>
      <draw:frame draw:id="id18" presentation:style-name="a98" draw:name="Symbol zastępczy stopki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ymbol zastępczy numeru slajdu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Dwa-elementy-zawartości" style:page-layout-name="pageLayout1" draw:style-name="a103">
      <draw:frame draw:id="id20" presentation:style-name="a106" draw:name="Tytuł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Kliknij, aby edytować styl</text:span></text:p>
        </draw:text-box>
        <svg:title/>
        <svg:desc/>
      </draw:frame>
      <draw:frame draw:id="id21" presentation:style-name="a122" draw:name="Symbol zastępczy zawartości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ytuj style wzorca tekstu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rugi poziom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Symbol zastępczy zawartości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ytuj style wzorca tekstu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rugi poziom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Symbol zastępczy daty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9.03.2018</text:date></text:span><text:span text:style-name="a141" text:class-names=""/></text:p>
        </draw:text-box>
        <svg:title/>
        <svg:desc/>
      </draw:frame>
      <draw:frame draw:id="id24" presentation:style-name="a146" draw:name="Symbol zastępczy stopki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ymbol zastępczy numeru slajdu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Porównanie" style:page-layout-name="pageLayout1" draw:style-name="a151">
      <draw:frame draw:id="id26" presentation:style-name="a154" draw:name="Tytuł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Kliknij, aby edytować styl</text:span></text:p>
        </draw:text-box>
        <svg:title/>
        <svg:desc/>
      </draw:frame>
      <draw:frame draw:id="id27" presentation:style-name="a158" draw:name="Symbol zastępczy tekstu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Edytuj style wzorca tekstu</text:span></text:p>
            </text:list-item>
          </text:list>
        </draw:text-box>
        <svg:title/>
        <svg:desc/>
      </draw:frame>
      <draw:frame draw:id="id28" presentation:style-name="a174" draw:name="Symbol zastępczy zawartości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ytuj style wzorca tekstu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rugi poziom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Symbol zastępczy tekstu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ytuj style wzorca tekstu</text:span></text:p>
            </text:list-item>
          </text:list>
        </draw:text-box>
        <svg:title/>
        <svg:desc/>
      </draw:frame>
      <draw:frame draw:id="id30" presentation:style-name="a194" draw:name="Symbol zastępczy zawartości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Edytuj style wzorca tekstu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Drugi poziom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Symbol zastępczy daty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19.03.2018</text:date></text:span><text:span text:style-name="a197" text:class-names=""/></text:p>
        </draw:text-box>
        <svg:title/>
        <svg:desc/>
      </draw:frame>
      <draw:frame draw:id="id32" presentation:style-name="a202" draw:name="Symbol zastępczy stopki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ymbol zastępczy numeru slajdu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ylko-tytuł" style:page-layout-name="pageLayout1" draw:style-name="a207">
      <draw:frame draw:id="id34" presentation:style-name="a210" draw:name="Tytuł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Kliknij, aby edytować styl</text:span></text:p>
        </draw:text-box>
        <svg:title/>
        <svg:desc/>
      </draw:frame>
      <draw:frame draw:id="id35" presentation:style-name="a215" draw:name="Symbol zastępczy daty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19.03.2018</text:date></text:span><text:span text:style-name="a213" text:class-names=""/></text:p>
        </draw:text-box>
        <svg:title/>
        <svg:desc/>
      </draw:frame>
      <draw:frame draw:id="id36" presentation:style-name="a218" draw:name="Symbol zastępczy stopki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ymbol zastępczy numeru slajdu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Pusty" style:page-layout-name="pageLayout1" draw:style-name="a223">
      <draw:frame draw:id="id38" presentation:style-name="a228" draw:name="Symbol zastępczy daty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19.03.2018</text:date></text:span><text:span text:style-name="a226" text:class-names=""/></text:p>
        </draw:text-box>
        <svg:title/>
        <svg:desc/>
      </draw:frame>
      <draw:frame draw:id="id39" presentation:style-name="a231" draw:name="Symbol zastępczy stopki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ymbol zastępczy numeru slajdu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Zawartość-z-podpisem" style:page-layout-name="pageLayout1" draw:style-name="a236">
      <draw:frame draw:id="id41" presentation:style-name="a239" draw:name="Tytuł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Kliknij, aby edytować styl</text:span></text:p>
        </draw:text-box>
        <svg:title/>
        <svg:desc/>
      </draw:frame>
      <draw:frame draw:id="id42" presentation:style-name="a255" draw:name="Symbol zastępczy zawartości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ytuj style wzorca tekstu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Drugi poziom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Symbol zastępczy tekstu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ytuj style wzorca tekstu</text:span></text:p>
            </text:list-item>
          </text:list>
        </draw:text-box>
        <svg:title/>
        <svg:desc/>
      </draw:frame>
      <draw:frame draw:id="id44" presentation:style-name="a264" draw:name="Symbol zastępczy daty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9.03.2018</text:date></text:span><text:span text:style-name="a262" text:class-names=""/></text:p>
        </draw:text-box>
        <svg:title/>
        <svg:desc/>
      </draw:frame>
      <draw:frame draw:id="id45" presentation:style-name="a267" draw:name="Symbol zastępczy stopki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ymbol zastępczy numeru slajdu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Obraz-z-podpisem" style:page-layout-name="pageLayout1" draw:style-name="a272">
      <draw:frame draw:id="id47" presentation:style-name="a275" draw:name="Tytuł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Kliknij, aby edytować styl</text:span></text:p>
        </draw:text-box>
        <svg:title/>
        <svg:desc/>
      </draw:frame>
      <draw:frame draw:id="id48" presentation:style-name="a278" draw:name="Symbol zastępczy obrazu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Symbol zastępczy tekstu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ytuj style wzorca tekstu</text:span></text:p>
            </text:list-item>
          </text:list>
        </draw:text-box>
        <svg:title/>
        <svg:desc/>
      </draw:frame>
      <draw:frame draw:id="id50" presentation:style-name="a287" draw:name="Symbol zastępczy daty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19.03.2018</text:date></text:span><text:span text:style-name="a285" text:class-names=""/></text:p>
        </draw:text-box>
        <svg:title/>
        <svg:desc/>
      </draw:frame>
      <draw:frame draw:id="id51" presentation:style-name="a290" draw:name="Symbol zastępczy stopki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ymbol zastępczy numeru slajdu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ytuł-i-tekst-pionowy" style:page-layout-name="pageLayout1" draw:style-name="a295">
      <draw:frame draw:id="id53" presentation:style-name="a298" draw:name="Tytuł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Kliknij, aby edytować styl</text:span></text:p>
        </draw:text-box>
        <svg:title/>
        <svg:desc/>
      </draw:frame>
      <draw:frame draw:id="id54" presentation:style-name="a314" draw:name="Symbol zastępczy tytułu pionowego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ytuj style wzorca tekstu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rugi poziom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Symbol zastępczy daty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19.03.2018</text:date></text:span><text:span text:style-name="a317" text:class-names=""/></text:p>
        </draw:text-box>
        <svg:title/>
        <svg:desc/>
      </draw:frame>
      <draw:frame draw:id="id56" presentation:style-name="a322" draw:name="Symbol zastępczy stopki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ymbol zastępczy numeru slajdu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Tytuł-pionowy-i-tekst" style:page-layout-name="pageLayout1" draw:style-name="a327">
      <draw:frame draw:id="id58" presentation:style-name="a330" draw:name="Tytuł pionowy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Kliknij, aby edytować styl</text:span></text:p>
        </draw:text-box>
        <svg:title/>
        <svg:desc/>
      </draw:frame>
      <draw:frame draw:id="id59" presentation:style-name="a346" draw:name="Symbol zastępczy tytułu pionowego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ytuj style wzorca tekstu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rugi poziom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Symbol zastępczy daty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19.03.2018</text:date></text:span><text:span text:style-name="a349" text:class-names=""/></text:p>
        </draw:text-box>
        <svg:title/>
        <svg:desc/>
      </draw:frame>
      <draw:frame draw:id="id61" presentation:style-name="a354" draw:name="Symbol zastępczy stopki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ymbol zastępczy numeru slajdu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unkcje</dc:title>
    <meta:initial-creator>Damian Kurpiewski</meta:initial-creator>
    <dc:creator>Damian Kurpiewski</dc:creator>
    <meta:creation-date>2017-12-20T09:06:53Z</meta:creation-date>
    <dc:date>2018-11-10T18:34:03Z</dc:date>
    <meta:editing-cycles>9</meta:editing-cycles>
    <meta:editing-duration>PT7867S</meta:editing-duration>
    <meta:document-statistic meta:paragraph-count="10" meta:word-count="70"/>
  </office:meta>
</office:document-meta>
</file>